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5"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2">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tle</text:p>
      <text:p text:style-name="Standard"/>
      <text:p text:style-name="Standard"/>
      <text:p text:style-name="Standard"/>
      <text:p text:style-name="P4">Starrock – The Game</text:p>
      <text:p text:style-name="P3">For Windows</text:p>
      <text:p text:style-name="P3">Ship Date: TBA</text:p>
      <text:p text:style-name="Standard"/>
      <text:p text:style-name="P5">Game Outline</text:p>
      <text:p text:style-name="P1"/>
      <text:p text:style-name="P1">Game Story:</text:p>
      <text:p text:style-name="Standard"/>
      <text:p text:style-name="Standard"/>
      <text:p text:style-name="P1">Elevator pitch:</text:p>
      <text:p text:style-name="Standard">Enhanced Asteroids with much more options and features.</text:p>
      <text:p text:style-name="P5">Character</text:p>
      <text:p text:style-name="Standard"/>
      <text:p text:style-name="Standard">The player chooses a spaceship which will then be considered his character. There is no story about the character, since the game is session based.</text:p>
      <text:p text:style-name="P5">Gameplay</text:p>
      <text:p text:style-name="Standard"/>
      <text:p text:style-name="Standard">The player controls his spaceship in a survival-like scenario, trying to survive as long as possible while scavenging wreckages, avoiding asteroids and fighting enemy ships which try to scavenge wreckages before the player or try to destroy him.</text:p>
      <text:p text:style-name="Standard"/>
      <text:p text:style-name="Standard">Before a session, the player chooses one of several ships, which provide different boni.</text:p>
      <text:p text:style-name="Standard">A session lasts until the player is destroyed or runs out of fuel. That means, that there is no win condition, since with elapsing session time the environment will be more difficult, e.g. more enemies or asteroids spawn or reducing spawn times. This increases until there is no more way for the player to survive.</text:p>
      <text:p text:style-name="Standard"/>
      <text:p text:style-name="Standard">After a session the player will be rewarded with points through the scavenged wreckages or destroyed entities, which can be used to purchase modules for the next session or unlock new ships.</text:p>
      <text:p text:style-name="Standard">Purchased modules last only for one session, since the ship will be destroyed (when running out of fuel, sooner or later the ship will also be destroyed by asteroids), so they have to be purchased again in the next session.</text:p>
      <text:p text:style-name="Standard">Through scavenging wreckages, the player can find new module blueprints, recharge energy, replenish fuel or repair damage.</text:p>
      <text:p text:style-name="Standard"/>
      <text:p text:style-name="Standard">The points obtained in a session will be stored in an online database, so that players can see the results of other players in a ranking.</text:p>
      <text:p text:style-name="P5">Game World</text:p>
      <text:p text:style-name="Standard"/>
      <text:p text:style-name="Standard">A game session takes place in a plane in outer space, which is restricted by a boundary. The player can not get out of that boundary, but asteroids can travel trough. Enemy spaceships and wreckages will spawn only inside the boundary.</text:p>
      <text:p text:style-name="P5">Game experience</text:p>
      <text:p text:style-name="Standard"/>
      <text:p text:style-name="Standard"/>
      <text:p text:style-name="P5">Gameplay mechanics</text:p>
      <text:p text:style-name="Standard"/>
      <text:p text:style-name="P1">Mechanic:</text:p>
      <text:p text:style-name="Standard">Wreckages can be scavenged by flying through them. They provide at least one of the following effects:</text:p>
      <text:list xml:id="list7386846966108854046" text:style-name="L1">
        <text:list-item>
          <text:p text:style-name="P6">Fuel</text:p>
        </text:list-item>
        <text:list-item>
          <text:p text:style-name="P6">Energy</text:p>
        </text:list-item>
        <text:list-item>
          <text:p text:style-name="P6">Repair</text:p>
        </text:list-item>
        <text:list-item>
          <text:p text:style-name="P6">Module blueprints</text:p>
        </text:list-item>
        <text:list-item>
          <text:p text:style-name="P6">Extra currency</text:p>
        </text:list-item>
      </text:list>
      <text:p text:style-name="Standard"/>
      <text:p text:style-name="P1">Hazard:</text:p>
      <text:p text:style-name="Standard">Asteroids can hit the player and destroy it. Enemy ships will also be damaged by asteroids.</text:p>
      <text:p text:style-name="Standard"/>
      <text:p text:style-name="P1">Power-up:</text:p>
      <text:p text:style-name="Standard"/>
      <text:p text:style-name="Standard"/>
      <text:p text:style-name="P1">Collectibles:</text:p>
      <text:p text:style-name="Standard">The player will be rewarded with points by destroying asteroids and ships or by scavenging wreckages.</text:p>
      <text:p text:style-name="Standard"/>
      <text:p text:style-name="P1">Economy: </text:p>
      <text:p text:style-name="Standard">After a session the player will be rewarded with a currency, which can be used to buy modules or new ships for further sessions.</text:p>
      <text:p text:style-name="P5">Enemies</text:p>
      <text:p text:style-name="Standard"/>
      <text:p text:style-name="Standard">From time to time enemy spaceships will come from other dimensions through wormholes into the boundary of the game space. These enemy ships are divided into four different classes:</text:p>
      <text:p text:style-name="Standard"/>
      <text:list xml:id="list1141312310126478315" text:style-name="L2">
        <text:list-item>
          <text:p text:style-name="P8">Destroyer</text:p>
          <text:p text:style-name="P7">The destroyer class is equipped with weapons and tries to shoot the player ship</text:p>
          <text:p text:style-name="P7"/>
        </text:list-item>
        <text:list-item>
          <text:p text:style-name="P8">Kamikaze</text:p>
          <text:p text:style-name="P7">The kamikaze class has no weapons but will try to ram the player ship</text:p>
          <text:p text:style-name="P7"/>
        </text:list-item>
        <text:list-item>
          <text:p text:style-name="P8">Scavenger</text:p>
          <text:p text:style-name="P7">The scavenger class will focus to avoid the player and scavenge wreckages</text:p>
          <text:p text:style-name="P7"/>
        </text:list-item>
        <text:list-item>
          <text:p text:style-name="P8">Dreadnaught</text:p>
          <text:p text:style-name="P7">The dreadnaught class is like a boss, equipped with high damage weapons, much more structure, multiple times bigger than your standard enemy and will try to destroy the player</text:p>
        </text:list-item>
      </text:list>
      <text:p text:style-name="Standard"/>
      <text:p text:style-name="Standard"/>
      <text:p text:style-name="Standard">The enemy class only describes the behavior of the ship. In a class there can be several different types of ships. The equipped modules of an enemy will be determined on spawn.</text:p>
      <text:p text:style-name="Standard"/>
      <text:p text:style-name="Standard">Each destroyed enemy rewards points and currency. The amount depends on the enemy class and type.</text:p>
      <text:p text:style-name="P5">Multiplayer and bonus materials</text:p>
      <text:p text:style-name="Standard"/>
      <text:p text:style-name="Standard">Multiple player can connect via P2P to play against each other, trying to survive longer than the others or to play in a cooperative mode, where more enemy ships will spawn than in single player mode.</text:p>
      <text:p text:style-name="P5">Monetization</text:p>
      <text:p text:style-name="Standard"/>
      <text:p text:style-name="Standard">A player can buy exclusive ships in a st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9M22S</meta:editing-duration>
    <meta:editing-cycles>11</meta:editing-cycles>
    <meta:generator>OpenOffice/4.1.2$Win32 OpenOffice.org_project/412m3$Build-9782</meta:generator>
    <dc:date>2016-11-10T10:07:09.34</dc:date>
    <meta:document-statistic meta:table-count="0" meta:image-count="0" meta:object-count="0" meta:page-count="10" meta:paragraph-count="52" meta:word-count="615" meta:character-count="3611"/>
    <meta:user-defined meta:name="Info 1"/>
    <meta:user-defined meta:name="Info 2"/>
    <meta:user-defined meta:name="Info 3"/>
    <meta:user-defined meta:name="Info 4"/>
  </office:meta>
</office:document-meta>
</file>